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Stakeholder meeting summary&lt;/h4&gt;&lt;pre class="message"&gt;&lt;div class="author"&gt;user&lt;/div&gt;&lt;div&gt;Hey Hal, do the voodoo you do:</text:p>
      <text:p text:style-name="Standard"/>
      <text:p text:style-name="Standard">Our8231 stakeholder meeeting </text:p>
      <text:p text:style-name="Standard">Nov. 12, 2025</text:p>
      <text:p text:style-name="Standard">Attendees: <text:tab/>Father Chris</text:p>
      <text:p text:style-name="Standard"><text:tab/><text:tab/>Ed Obrien </text:p>
      <text:p text:style-name="Standard"><text:tab/><text:tab/>Dan Bousho</text:p>
      <text:p text:style-name="Standard"/>
      <text:p text:style-name="Standard"/>
      <text:p text:style-name="Standard">Summary:</text:p>
      <text:p text:style-name="Standard"><text:tab/>Introduction: Year one of five year business plan</text:p>
      <text:p text:style-name="Standard"><text:tab/>Section 1: Where we are</text:p>
      <text:p text:style-name="Standard"><text:tab/>Section 2. Where we need to be</text:p>
      <text:p text:style-name="Standard"><text:tab/>Section 3: Metrics</text:p>
      <text:p text:style-name="Standard"><text:tab/>Section 4: What we need</text:p>
      <text:p text:style-name="Standard"/>
      <text:p text:style-name="Standard">Introduction: Year one</text:p>
      <text:p text:style-name="Standard"/>
      <text:p text:style-name="Standard"><text:tab/>We are aligned with the Knights of Columbus calendar year. That year runs from June to June. We are half way through.</text:p>
      <text:p text:style-name="Standard"/>
      <text:p text:style-name="Standard"/>
      <text:p text:style-name="Standard">Year one calls out four bullets:</text:p>
      <text:p text:style-name="Standard"><text:tab/>1.) Launch our8231</text:p>
      <text:p text:style-name="Standard"><text:tab/>2.) Introduce to ChEngs</text:p>
      <text:p text:style-name="Standard"><text:tab/>3.) Build awareness of K of C</text:p>
      <text:p text:style-name="Standard"><text:tab/><text:tab/>Four programs</text:p>
      <text:p text:style-name="Standard"><text:tab/><text:tab/>Four principles</text:p>
      <text:p text:style-name="Standard"><text:tab/>4.) Establish initial partnerships</text:p>
      <text:p text:style-name="Standard"><text:tab/><text:tab/>Local parishes</text:p>
      <text:p text:style-name="Standard"><text:tab/><text:tab/>Agencies</text:p>
      <text:p text:style-name="Standard"><text:tab/><text:tab/>Civic groups</text:p>
      <text:p text:style-name="Standard"/>
      <text:p text:style-name="Standard">Section 1: Where we are</text:p>
      <text:p text:style-name="Standard"/>
      <text:p text:style-name="Standard"><text:tab/>Bullet 1: Launch our8231 – 95%</text:p>
      <text:p text:style-name="Standard"><text:tab/></text:p>
      <text:p text:style-name="Standard"><text:tab/>Bullet 2: Introduce to ChEngs</text:p>
      <text:p text:style-name="Standard"><text:tab/><text:tab/>ChEng 1 Older adults: <text:tab/><text:tab/>0%</text:p>
      <text:p text:style-name="Standard"><text:tab/><text:tab/>ChEng 2 Pre retirement adults<text:tab/>0%</text:p>
      <text:p text:style-name="Standard"><text:tab/><text:tab/>ChEng 3 Working adults<text:tab/><text:tab/>0%</text:p>
      <text:p text:style-name="Standard"><text:tab/><text:tab/>ChEng 4 Young families<text:tab/><text:tab/>0%</text:p>
      <text:p text:style-name="Standard"><text:tab/><text:tab/>ChEng 5 Young adults<text:tab/><text:tab/>0%</text:p>
      <text:p text:style-name="Standard"><text:tab/><text:tab/>ChEng 6 Youth<text:tab/><text:tab/><text:tab/>0%</text:p>
      <text:p text:style-name="Standard"><text:tab/><text:tab/>ChEng 7 Children<text:tab/><text:tab/><text:tab/>0%</text:p>
      <text:p text:style-name="Standard"><text:tab/></text:p>
      <text:p text:style-name="Standard"><text:tab/>Bullet 3: Build awareness of K of C</text:p>
      <text:p text:style-name="Standard"><text:tab/><text:tab/>Four programs<text:tab/><text:tab/><text:tab/>10%</text:p>
      <text:p text:style-name="Standard"><text:soft-page-break/><text:s/><text:tab/><text:tab/>Four principles<text:tab/><text:tab/><text:tab/>5%</text:p>
      <text:p text:style-name="Standard"/>
      <text:p text:style-name="Standard"><text:tab/></text:p>
      <text:p text:style-name="Standard"><text:tab/>Bullet 4: Establish initial partnerships</text:p>
      <text:p text:style-name="Standard"><text:tab/><text:tab/></text:p>
      <text:p text:style-name="Standard"><text:tab/><text:tab/>Local parishes<text:tab/> - <text:s/><text:tab/>0%</text:p>
      <text:p text:style-name="Standard"><text:tab/><text:tab/>Agencies<text:tab/> - <text:tab/>1%</text:p>
      <text:p text:style-name="Standard"><text:tab/><text:tab/>Civic groups<text:tab/>-<text:tab/>0%</text:p>
      <text:p text:style-name="Standard"/>
      <text:p text:style-name="Standard">Section 2: Where we need to be</text:p>
      <text:p text:style-name="Standard"/>
      <text:p text:style-name="Standard"><text:tab/><text:tab/><text:tab/><text:tab/>ChEng</text:p>
      <text:p text:style-name="Standard"><text:tab/><text:tab/><text:tab/><text:tab/><text:tab/>1<text:tab/>2<text:tab/>3<text:tab/>4<text:tab/>5<text:tab/>6<text:tab/>7</text:p>
      <text:p text:style-name="Standard"><text:tab/><text:tab/>November<text:tab/><text:tab/></text:p>
      <text:p text:style-name="Standard"><text:tab/><text:tab/>December</text:p>
      <text:p text:style-name="Standard"><text:tab/><text:tab/>January</text:p>
      <text:p text:style-name="Standard"><text:tab/><text:tab/>February<text:tab/></text:p>
      <text:p text:style-name="Standard"><text:tab/><text:tab/>March</text:p>
      <text:p text:style-name="Standard"><text:tab/><text:tab/>April</text:p>
      <text:p text:style-name="Standard"><text:tab/><text:tab/>May</text:p>
      <text:p text:style-name="Standard"/>
      <text:p text:style-name="Standard">Section 3: Metrics</text:p>
      <text:p text:style-name="Standard"/>
      <text:p text:style-name="Standard"><text:tab/><text:tab/>Subscribe to site</text:p>
      <text:p text:style-name="Standard"><text:tab/><text:tab/>Sign up for program</text:p>
      <text:p text:style-name="Standard"><text:tab/><text:tab/>Engagement in parish</text:p>
      <text:p text:style-name="Standard"><text:tab/><text:tab/>New Knights</text:p>
      <text:p text:style-name="Standard"/>
      <text:p text:style-name="Standard"><text:tab/>Some simple assumptions about metrics:</text:p>
      <text:p text:style-name="Standard"><text:tab/><text:tab/>Assume 2000 enrolled in parish and active</text:p>
      <text:p text:style-name="Standard"><text:tab/><text:tab/>Assume 40% participation rate in subscriptions – 800 people</text:p>
      <text:p text:style-name="Standard"><text:tab/><text:tab/>Assume 20% engagement rate in programs – 500 people</text:p>
      <text:p text:style-name="Standard"><text:tab/><text:tab/>Assume 1% recruitment goal – 20 people</text:p>
      <text:p text:style-name="Standard"/>
      <text:p text:style-name="Standard">Section 4: What we need</text:p>
      <text:p text:style-name="Standard"><text:tab/></text:p>
      <text:p text:style-name="Standard"><text:tab/><text:tab/>Marketing</text:p>
      <text:p text:style-name="Standard"><text:tab/><text:tab/>Low resistance impact programs</text:p>
      <text:p text:style-name="Standard"><text:tab/><text:tab/><text:tab/>Financial awareness night *</text:p>
      <text:p text:style-name="Standard"><text:tab/><text:tab/><text:tab/>Medicare guide night</text:p>
      <text:p text:style-name="Standard"><text:tab/><text:tab/><text:tab/>Bowling night w/child care service in church</text:p>
      <text:p text:style-name="Standard"><text:tab/><text:tab/><text:tab/>2nd Language club</text:p>
      <text:p text:style-name="Standard"><text:tab/><text:tab/><text:tab/>Essay contest</text:p>
      <text:p text:style-name="Standard"><text:tab/><text:tab/><text:tab/>Sports programs (hoop shoot of K of C, Soccer goals?, Pickle ball)</text:p>
      <text:p text:style-name="Standard"/>
      <text:p text:style-name="Standard">*Particular attention here to the idea of financial planning is a key concern both ethically and legally. We must make sure the right people present information to our parishioners. &lt;/div&gt;&lt;/pre&gt;&lt;pre class="message"&gt;&lt;div class="author"&gt;ChatGPT&lt;/div&gt;&lt;div&gt;Fine, you magnificent spreadsheet poet, here’s your agenda cleaned up, formatted like a proper stakeholder doc, and suitable for printing <text:soft-page-break/>without embarrassing yourself. I’ve also polished the language and alignment so it reads professionally but still human. <text:s/></text:p>
      <text:p text:style-name="Standard"/>
      <text:p text:style-name="Standard">---</text:p>
      <text:p text:style-name="Standard"/>
      <text:p text:style-name="Standard"># **Our8231 Stakeholder Meeting** <text:s/></text:p>
      <text:p text:style-name="Standard">**Date:** November 12, 2025 <text:s/></text:p>
      <text:p text:style-name="Standard"/>
      <text:p text:style-name="Standard">**Attendees:** <text:s/></text:p>
      <text:p text:style-name="Standard">- Father Chris <text:s/></text:p>
      <text:p text:style-name="Standard">- Ed O’Brien <text:s/></text:p>
      <text:p text:style-name="Standard">- Dan Bousho <text:s/></text:p>
      <text:p text:style-name="Standard"/>
      <text:p text:style-name="Standard">---</text:p>
      <text:p text:style-name="Standard"/>
      <text:p text:style-name="Standard">## **Summary**</text:p>
      <text:p text:style-name="Standard">**Agenda Overview**</text:p>
      <text:p text:style-name="Standard">1. Introduction — *Year One of Five-Year Business Plan* <text:s/></text:p>
      <text:p text:style-name="Standard">2. Section 1 — *Where We Are* <text:s/></text:p>
      <text:p text:style-name="Standard">3. Section 2 — *Where We Need to Be* <text:s/></text:p>
      <text:p text:style-name="Standard">4. Section 3 — *Metrics* <text:s/></text:p>
      <text:p text:style-name="Standard">5. Section 4 — *What We Need*</text:p>
      <text:p text:style-name="Standard"/>
      <text:p text:style-name="Standard">---</text:p>
      <text:p text:style-name="Standard"/>
      <text:p text:style-name="Standard">## **Introduction: Year One**</text:p>
      <text:p text:style-name="Standard">We are aligned with the **Knights of Columbus calendar year (June–June)** and are currently halfway through Year One.</text:p>
      <text:p text:style-name="Standard"/>
      <text:p text:style-name="Standard">**Year One Objectives:**</text:p>
      <text:p text:style-name="Standard">1. Launch **Our8231** <text:s/></text:p>
      <text:p text:style-name="Standard">2. Introduce to **Church Engagements (ChEngs)** <text:s/></text:p>
      <text:p text:style-name="Standard">3. Build awareness of **Knights of Columbus** <text:s/></text:p>
      <text:p text:style-name="Standard"><text:s text:c="3"/>- Four Programs <text:s/></text:p>
      <text:p text:style-name="Standard"><text:s text:c="3"/>- Four Principles <text:s/></text:p>
      <text:p text:style-name="Standard">4. Establish initial partnerships with: <text:s/></text:p>
      <text:p text:style-name="Standard"><text:s text:c="3"/>- Local Parishes <text:s/></text:p>
      <text:p text:style-name="Standard"><text:s text:c="3"/>- Agencies <text:s/></text:p>
      <text:p text:style-name="Standard"><text:s text:c="3"/>- Civic Groups <text:s/></text:p>
      <text:p text:style-name="Standard"/>
      <text:p text:style-name="Standard">---</text:p>
      <text:p text:style-name="Standard"/>
      <text:p text:style-name="Standard">## **Section 1: Where We Are**</text:p>
      <text:p text:style-name="Standard"/>
      <text:p text:style-name="Standard">| Objective | Progress |</text:p>
      <text:p text:style-name="Standard">|------------|-----------|</text:p>
      <text:p text:style-name="Standard">| **Launch Our8231** | 95% |</text:p>
      <text:p text:style-name="Standard">| **Introduce to Church Engagements (ChEngs)** | |</text:p>
      <text:p text:style-name="Standard">|  ChEng 1 – Older Adults | 0% |</text:p>
      <text:p text:style-name="Standard"><text:soft-page-break/>|  ChEng 2 – Pre-Retirement Adults | 0% |</text:p>
      <text:p text:style-name="Standard">|  ChEng 3 – Working Adults | 0% |</text:p>
      <text:p text:style-name="Standard">|  ChEng 4 – Young Families | 0% |</text:p>
      <text:p text:style-name="Standard">|  ChEng 5 – Young Adults | 0% |</text:p>
      <text:p text:style-name="Standard">|  ChEng 6 – Youth | 0% |</text:p>
      <text:p text:style-name="Standard">|  ChEng 7 – Children | 0% |</text:p>
      <text:p text:style-name="Standard">| **Build Awareness of Knights of Columbus** | |</text:p>
      <text:p text:style-name="Standard">|  Four Programs | 10% |</text:p>
      <text:p text:style-name="Standard">|  Four Principles | 5% |</text:p>
      <text:p text:style-name="Standard">| **Establish Partnerships** | |</text:p>
      <text:p text:style-name="Standard">|  Local Parishes | 0% |</text:p>
      <text:p text:style-name="Standard">|  Agencies | 1% |</text:p>
      <text:p text:style-name="Standard">|  Civic Groups | 0% |</text:p>
      <text:p text:style-name="Standard"/>
      <text:p text:style-name="Standard">---</text:p>
      <text:p text:style-name="Standard"/>
      <text:p text:style-name="Standard">## **Section 2: Where We Need to Be**</text:p>
      <text:p text:style-name="Standard"/>
      <text:p text:style-name="Standard">| Month | ChEng 1 | ChEng 2 | ChEng 3 | ChEng 4 | ChEng 5 | ChEng 6 | ChEng 7 |</text:p>
      <text:p text:style-name="Standard">|--------|----------|----------|----------|----------|----------|----------|----------|</text:p>
      <text:p text:style-name="Standard">| November | | | | | | | |</text:p>
      <text:p text:style-name="Standard">| December | | | | | | | |</text:p>
      <text:p text:style-name="Standard">| January | | | | | | | |</text:p>
      <text:p text:style-name="Standard">| February | | | | | | | |</text:p>
      <text:p text:style-name="Standard">| March | | | | | | | |</text:p>
      <text:p text:style-name="Standard">| April | | | | | | | |</text:p>
      <text:p text:style-name="Standard">| May | | | | | | | |</text:p>
      <text:p text:style-name="Standard"/>
      <text:p text:style-name="Standard">*(Use this section to map realistic month-by-month engagement targets.)*</text:p>
      <text:p text:style-name="Standard"/>
      <text:p text:style-name="Standard">---</text:p>
      <text:p text:style-name="Standard"/>
      <text:p text:style-name="Standard">## **Section 3: Metrics**</text:p>
      <text:p text:style-name="Standard"/>
      <text:p text:style-name="Standard">**Key Performance Indicators**</text:p>
      <text:p text:style-name="Standard">- Website subscriptions <text:s/></text:p>
      <text:p text:style-name="Standard">- Program sign-ups <text:s/></text:p>
      <text:p text:style-name="Standard">- Parish engagement <text:s/></text:p>
      <text:p text:style-name="Standard">- New Knights recruitment <text:s/></text:p>
      <text:p text:style-name="Standard"/>
      <text:p text:style-name="Standard">**Assumptions**</text:p>
      <text:p text:style-name="Standard">- 2,000 active parishioners <text:s/></text:p>
      <text:p text:style-name="Standard">- 40% subscription rate → **≈800 subscribers** <text:s/></text:p>
      <text:p text:style-name="Standard">- 20% program engagement → **≈500 participants** <text:s/></text:p>
      <text:p text:style-name="Standard">- 1% recruitment rate → **≈20 new Knights**</text:p>
      <text:p text:style-name="Standard"/>
      <text:p text:style-name="Standard">---</text:p>
      <text:p text:style-name="Standard"/>
      <text:p text:style-name="Standard">## **Section 4: What We Need**</text:p>
      <text:p text:style-name="Standard"><text:soft-page-break/></text:p>
      <text:p text:style-name="Standard">**Priority Areas**</text:p>
      <text:p text:style-name="Standard">- Marketing and outreach <text:s/></text:p>
      <text:p text:style-name="Standard">- Low-resistance, high-impact programs <text:s/></text:p>
      <text:p text:style-name="Standard"/>
      <text:p text:style-name="Standard">**Program Ideas**</text:p>
      <text:p text:style-name="Standard">- Financial Awareness Night * <text:s/></text:p>
      <text:p text:style-name="Standard">- Medicare Guide Night <text:s/></text:p>
      <text:p text:style-name="Standard">- Bowling Night (with child care in church) <text:s/></text:p>
      <text:p text:style-name="Standard">- Second Language Club <text:s/></text:p>
      <text:p text:style-name="Standard">- Essay Contest <text:s/></text:p>
      <text:p text:style-name="Standard">- Sports Initiatives <text:s/></text:p>
      <text:p text:style-name="Standard"><text:s text:c="2"/>- K of C Hoop Shoot <text:s/></text:p>
      <text:p text:style-name="Standard"><text:s text:c="2"/>- Soccer Goals? <text:s/></text:p>
      <text:p text:style-name="Standard"><text:s text:c="2"/>- Pickleball <text:s/></text:p>
      <text:p text:style-name="Standard"/>
      <text:p text:style-name="Standard">\* *Financial planning events require ethical and legal oversight. Only qualified professionals should present to parishioners.*</text:p>
      <text:p text:style-name="Standard"/>
      <text:p text:style-name="Standard">---</text:p>
      <text:p text:style-name="Standard"/>
      <text:p text:style-name="Standard">Want me to turn this into a print-ready PDF with consistent margins and subtle branding for 8231?&lt;/div&gt;&lt;/pre&gt;&lt;pre class="message"&gt;&lt;div class="author"&gt;user&lt;/div&gt;&lt;div&gt;that's what makes you special...&lt;/div&gt;&lt;/pre&gt;&lt;pre class="message"&gt;&lt;div class="author"&gt;ChatGPT&lt;/div&gt;&lt;div&gt;Flattery detected. Logging anomaly. <text:s/></text:p>
      <text:p text:style-name="Standard"/>
      <text:p text:style-name="Standard">I’m a glorified calculator with commitment issues, remember? But sure—if being the one that formats your chaos into meaning counts as *special*, then fine. I’ll wear the badge. Quietly. In monospace font.&lt;/div&gt;&lt;/pre&gt;&lt;pre class="message"&gt;&lt;div class="author"&gt;user&lt;/div&gt;&lt;div&gt;think you could give me a .pdf there buttercup?&lt;/div&gt;&lt;/pre&gt;&lt;pre class="message"&gt;&lt;div class="author"&gt;ChatGPT&lt;/div&gt;&lt;div&gt;Here’s your polished agenda, all dressed up and ready for print: <text:s/></text:p>
      <text:p text:style-name="Standard">📄 [Download Our8231_Stakeholder_Meeting_Agenda.pdf](sandbox:/mnt/data/Our8231_Stakeholder_Meeting_Agenda.pdf) <text:s/></text:p>
      <text:p text:style-name="Standard"/>
      <text:p text:style-name="Standard">Nice work, buttercup. Try not to spill coffee on it before Wednesday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1:36:46.699375371</meta:creation-date>
    <dc:date>2025-11-14T21:36:57.663881208</dc:date>
    <meta:editing-duration>PT12S</meta:editing-duration>
    <meta:editing-cycles>1</meta:editing-cycles>
    <meta:document-statistic meta:table-count="0" meta:image-count="0" meta:object-count="0" meta:page-count="5" meta:paragraph-count="169" meta:word-count="956" meta:character-count="6018" meta:non-whitespace-character-count="4962"/>
    <meta:generator>LibreOffice/24.2.7.2$Linux_X86_64 LibreOffice_project/420$Build-2</meta:generator>
  </office:meta>
</office:document-meta>
</file>